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88024236883205159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2">perso : grande particularité générale sur les types !!!</text:p>
                        </text:list-item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  <text:list-item>
                              <text:p text:style-name="P2">obligatoire précision lettre après valeur pour deux types ?</text:p>
                            </text:list-item>
                            <text:list-item>
                              <text:p text:style-name="P2">nombre chiffres significatifs approximatif chaque type</text:p>
                            </text:list-item>
                            <text:list-item>
                              <text:p text:style-name="P2">que se passe t-il si on en met trop ?</text:p>
                            </text:list-item>
                            <text:list-item>
                              <text:p text:style-name="P2">"grandeur" nombre max (deux bornes) approximative ?</text:p>
                            </text:list-item>
                            <text:list-item>
                              <text:p text:style-name="P2">que se passe t-il si on la dépasse ?</text:p>
                            </text:list-item>
                            <text:list-item>
                              <text:p text:style-name="P2">notation si trop grand / petit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<text:soft-page-break/>syntaxe affectation caractère</text:p>
                            </text:list-item>
                            <text:list-item>
                              <text:p text:style-name="P2">comment stocker un antislash ?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ou pas ! (vérifier, j'ai du me tromper)</text:p>
                      <text:list>
                        <text:list-item>
                          <text:p text:style-name="P2">que fait (apparemment) automatiquement le compilateur lors de divisions d'entiers donnant un nombre pas entier ?</text:p>
                        </text:list-item>
                        <text:list-item>
                          <text:p text:style-name="P2">du coup, si on veut être sur d'obtenir un entier...</text:p>
                        </text:list-item>
                      </text:list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<text:soft-page-break/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rées au clavier</text:p>
              <text:list>
                <text:list-item>
                  <text:p text:style-name="P1">la classe (...)</text:p>
                  <text:list>
                    <text:list-item>
                      <text:p text:style-name="P2">classe pour lire les entrées</text:p>
                    </text:list-item>
                    <text:list-item>
                      <text:p text:style-name="P2">nom entrée standard</text:p>
                    </text:list-item>
                    <text:list-item>
                      <text:p text:style-name="P2">créer une instance de la classe pour lire les entrées</text:p>
                    </text:list-item>
                    <text:list-item>
                      <text:p text:style-name="P2">condition a respecter avant de lire une entrée</text:p>
                    </text:list-item>
                    <text:list-item>
                      <text:p text:style-name="P2">qu'est ce qu'on fait exactement ?</text:p>
                    </text:list-item>
                    <text:list-item>
                      <text:p text:style-name="P2">qu'est ce qu'un package ?</text:p>
                    </text:list-item>
                    <text:list-item>
                      <text:p text:style-name="P2">package contenant toutes les classes importées par défaut</text:p>
                    </text:list-item>
                    <text:list-item>
                      <text:p text:style-name="P2">note : conséquence... Dissociation inhabituelle en programmation</text:p>
                    </text:list-item>
                    <text:list-item>
                      <text:p text:style-name="P2">astuce pour importer toutes les classes d'un package en une fois</text:p>
                    </text:list-item>
                  </text:list>
                </text:list-item>
                <text:list-item>
                  <text:p text:style-name="P1">récupérez ce que vous tappez</text:p>
                  <text:list>
                    <text:list-item>
                      <text:p text:style-name="P2">méthode renvoyant texte saisi au clavier (et permettant de saisir avant)</text:p>
                    </text:list-item>
                    <text:list-item>
                      <text:p text:style-name="P2">exemple pratique d'utilisation</text:p>
                    </text:list-item>
                    <text:list-item>
                      <text:p text:style-name="P2">méthode permettant de récupérer et renvoyer un entier</text:p>
                    </text:list-item>
                    <text:list-item>
                      <text:p text:style-name="P2">syntaxe générale récupérer n'importe quel type</text:p>
                    </text:list-item>
                    <text:list-item>
                      <text:p text:style-name="P2"><text:soft-page-break/>un seul type irrécupérable directement</text:p>
                    </text:list-item>
                    <text:list-item>
                      <text:p text:style-name="P2">moyen détourner de le récupérer</text:p>
                    </text:list-item>
                    <text:list-item>
                      <text:p text:style-name="P2">perso</text:p>
                      <text:list>
                        <text:list-item>
                          <text:p text:style-name="P2">"imbriquer" les appels de méthode</text:p>
                        </text:list-item>
                        <text:list-item>
                          <text:p text:style-name="P2">ex : demander du texte et en afficher le premier caractère en une seule ligne</text:p>
                        </text:list-item>
                        <text:list-item>
                          <text:p text:style-name="P2">effet d'un "nextType" dans un System.out.print ?</text:p>
                        </text:list-item>
                      </text:list>
                    </text:list-item>
                    <text:list-item>
                      <text:p text:style-name="P2">différence saisie texte / autres niveau buffer</text:p>
                    </text:list-item>
                    <text:list-item>
                      <text:p text:style-name="P2">problème engendré quand saisie autres puis texte</text:p>
                    </text:list-item>
                    <text:list-item>
                      <text:p text:style-name="P2">régler ce problème</text:p>
                    </text:list-item>
                    <text:list-item>
                      <text:p text:style-name="P2">note : autre débilité langages objets : dans la console, comment saisir les réels ?</text:p>
                    </text:list-item>
                  </text:list>
                </text:list-item>
              </text:list>
            </text:list-item>
            <text:list-item>
              <text:p text:style-name="P1">les conditions</text:p>
              <text:list>
                <text:list-item>
                  <text:p text:style-name="P1">la structure if... else</text:p>
                  <text:list>
                    <text:list-item>
                      <text:p text:style-name="P2">opérateurs de comparaison (6)</text:p>
                    </text:list-item>
                    <text:list-item>
                      <text:p text:style-name="P2">opérateurs logiques (2 (+1 perso = 3))</text:p>
                    </text:list-item>
                    <text:list-item>
                      <text:p text:style-name="P2">syntaxe globale conditions (+ 2 possibilités optionnelles)</text:p>
                    </text:list-item>
                    <text:list-item>
                      <text:p text:style-name="P1">perso</text:p>
                      <text:list>
                        <text:list-item>
                          <text:p text:style-name="P2">possibilité particulière instructions (vient de remarquer)</text:p>
                        </text:list-item>
                        <text:list-item>
                          <text:p text:style-name="P2">"utilité" conditions fausses</text:p>
                        </text:list-item>
                      </text:list>
                    </text:list-item>
                    <text:list-item>
                      <text:p text:style-name="P2">que renvoie la condition ?</text:p>
                    </text:list-item>
                    <text:list-item>
                      <text:p text:style-name="P1">perso :</text:p>
                      <text:list>
                        <text:list-item>
                          <text:p text:style-name="P2">stocker ce qui est renvoyé dans une variable</text:p>
                        </text:list-item>
                        <text:list-item>
                          <text:p text:style-name="P2">écrire dans un message</text:p>
                        </text:list-item>
                      </text:list>
                    </text:list-item>
                    <text:list-item>
                      <text:p text:style-name="P2">une égalité impossible a tester directement</text:p>
                    </text:list-item>
                    <text:list-item>
                      <text:p text:style-name="P2">opérateurs logiques équivalents à des notions ensemblistes... Lesquelles ? (3)</text:p>
                    </text:list-item>
                  </text:list>
                </text:list-item>
                <text:list-item>
                  <text:p text:style-name="P1">la structure switch</text:p>
                  <text:list>
                    <text:list-item>
                      <text:p text:style-name="P2">utile dans quel cas ?</text:p>
                    </text:list-item>
                    <text:list-item>
                      <text:p text:style-name="P2">syntaxe</text:p>
                    </text:list-item>
                    <text:list-item>
                      <text:p text:style-name="P1">notes perso</text:p>
                      <text:list>
                        <text:list-item>
                          <text:p text:style-name="P2">combien d'instructions possibles par cas ?</text:p>
                        </text:list-item>
                        <text:list-item>
                          <text:p text:style-name="P2">possibilité de mettre des if dans un cas / le default / autre ?</text:p>
                        </text:list-item>
                        <text:list-item>
                          <text:p text:style-name="P2">faut-il mettre des break partout ?</text:p>
                        </text:list-item>
                        <text:list-item>
                          <text:p text:style-name="P2">que se passe t-il lorsqu'on oublie les break ?</text:p>
                        </text:list-item>
                      </text:list>
                    </text:list-item>
                    <text:list-item>
                      <text:p text:style-name="P2">depuis java 7, un type particulier accepté dans les switch...</text:p>
                    </text:list-item>
                  </text:list>
                </text:list-item>
                <text:list-item>
                  <text:p text:style-name="P1">la condition ternaire</text:p>
                  <text:list>
                    <text:list-item>
                      <text:p text:style-name="P2">syntaxe</text:p>
                    </text:list-item>
                    <text:list-item>
                      <text:p text:style-name="P2">utilisation opérateur ternaire réservée exclusivement à …</text:p>
                    </text:list-item>
                    <text:list-item>
                      <text:p text:style-name="P2">possibilité d'imbrications</text:p>
                    </text:list-item>
                  </text:list>
                </text:list-item>
              </text:list>
            </text:list-item>
            <text:list-item>
              <text:p text:style-name="P5">les boucles</text:p>
              <text:list>
                <text:list-item>
                  <text:p text:style-name="P5">principe</text:p>
                  <text:list>
                    <text:list-item>
                      <text:p text:style-name="P2">qu'est ce qu'une boucle ?</text:p>
                    </text:list-item>
                    <text:list-item>
                      <text:p text:style-name="P2">3 exemples de cas typique où ça peut être utile</text:p>
                    </text:list-item>
                  </text:list>
                </text:list-item>
                <text:list-item>
                  <text:p text:style-name="P5">boucle while</text:p>
                  <text:list>
                    <text:list-item>
                      <text:p text:style-name="P2">syntaxe globale</text:p>
                    </text:list-item>
                    <text:list-item>
                      <text:p text:style-name="P2">comparer deux string</text:p>
                    </text:list-item>
                    <text:list-item>
                      <text:p text:style-name="P2">convertir un string en boolean</text:p>
                    </text:list-item>
                    <text:list-item>
                      <text:p text:style-name="P2">chercher dans la doc java</text:p>
                    </text:list-item>
                  </text:list>
                </text:list-item>
                <text:list-item>
                  <text:p text:style-name="P5">la boucle do... while</text:p>
                  <text:list>
                    <text:list-item>
                      <text:p text:style-name="P2">différence principale while / do while niveau nombre d'exécutions</text:p>
                    </text:list-item>
                    <text:list-item>
                      <text:p text:style-name="P2">syntaxe générale</text:p>
                    </text:list-item>
                  </text:list>
                </text:list-item>
                <text:list-item>
                  <text:p text:style-name="P5"><text:soft-page-break/>la boucle for</text:p>
                  <text:list>
                    <text:list-item>
                      <text:p text:style-name="P2">syntaxe générale</text:p>
                    </text:list-item>
                    <text:list-item>
                      <text:p text:style-name="P2">plusieurs variables / conditions etc en en-tête</text:p>
                    </text:list-item>
                    <text:list-item>
                      <text:p text:style-name="P2">d'autres types d'instruction en en-tête</text:p>
                    </text:list-item>
                  </text:list>
                </text:list-item>
              </text:list>
            </text:list-item>
            <text:list-item>
              <text:p text:style-name="P5">TP conversion celsius fahrenheit</text:p>
              <text:list>
                <text:list-item>
                  <text:p text:style-name="P2">type général pouvant presque tout acceuillire</text:p>
                </text:list-item>
                <text:list-item>
                  <text:p text:style-name="P2">stocker entrée de ce "type"</text:p>
                </text:list-item>
                <text:list-item>
                  <text:p text:style-name="P4">vérifier le type d'une variable (maitrise pas mais pas grave : verra plus tard)</text:p>
                </text:list-item>
              </text:list>
            </text:list-item>
            <text:list-item>
              <text:p text:style-name="P5">Les tableaux</text:p>
              <text:list>
                <text:list-item>
                  <text:p text:style-name="P5">tableau unidimensionnel</text:p>
                  <text:list>
                    <text:list-item>
                      <text:p text:style-name="P2">qu'est ce qu'un tableau, et comment il se présente en mémoire ?</text:p>
                    </text:list-item>
                    <text:list-item>
                      <text:p text:style-name="P5">2 syntaxes définition et initialisation tableau</text:p>
                      <text:list>
                        <text:list-item>
                          <text:p text:style-name="P2">grosse particularité par rapport à C etc !!!</text:p>
                        </text:list-item>
                      </text:list>
                    </text:list-item>
                  </text:list>
                </text:list-item>
                <text:list-item>
                  <text:p text:style-name="P5">tableaux multidimensionnels</text:p>
                  <text:list>
                    <text:list-item>
                      <text:p text:style-name="P2">2 syntaxes création tableau multidimensionnel</text:p>
                    </text:list-item>
                    <text:list-item>
                      <text:p text:style-name="P2">2 particularités</text:p>
                    </text:list-item>
                  </text:list>
                </text:list-item>
                <text:list-item>
                  <text:p text:style-name="P5">utiliser un tableau et chercher dedans</text:p>
                  <text:list>
                    <text:list-item>
                      <text:p text:style-name="P2">quel est l'indice de première case d'un tableau ?</text:p>
                    </text:list-item>
                    <text:list-item>
                      <text:p text:style-name="P5">comment obtenir la longeur d'un tableau ?</text:p>
                      <text:list>
                        <text:list-item>
                          <text:p text:style-name="P2">attention : quelle est la nature ce qui permet de l'obtenir ?</text:p>
                        </text:list-item>
                        <text:list-item>
                          <text:p text:style-name="P2">a quoi correspond la longeur d'un tableau multi-dimensionnel ?</text:p>
                        </text:list-item>
                      </text:list>
                    </text:list-item>
                    <text:list-item>
                      <text:p text:style-name="P2">qu'est ce qu'un tableau en java ? (cf une façon d'en créer + longeur)</text:p>
                    </text:list-item>
                    <text:list-item>
                      <text:p text:style-name="P2">syntaxe spéciale pour boucles for pour les tableaux</text:p>
                    </text:list-item>
                    <text:list-item>
                      <text:p text:style-name="P2">appliquer cette syntaxe pour les tableaux multidimensionnels (un peu complexe)</text:p>
                    </text:list-item>
                  </text:list>
                </text:list-item>
              </text:list>
            </text:list-item>
            <text:list-item>
              <text:p text:style-name="P5">les méthodes de classe (la plupart sont d'instance, je sais pas pourquoi ce titre...)</text:p>
              <text:list>
                <text:list-item>
                  <text:p text:style-name="P2">intérêt des méthodes ?</text:p>
                </text:list-item>
                <text:list-item>
                  <text:p text:style-name="P5">quelques méthodes utiles</text:p>
                  <text:list>
                    <text:list-item>
                      <text:p text:style-name="P2">deux sortes de "familles" de méthodes (résultant de deux "familles" de classes)</text:p>
                    </text:list-item>
                    <text:list-item>
                      <text:p text:style-name="P5">des méthodes sur les String</text:p>
                      <text:list>
                        <text:list-item>
                          <text:p text:style-name="P2">mettre String en minuscules</text:p>
                        </text:list-item>
                        <text:list-item>
                          <text:p text:style-name="P2">mettre String en majuscules</text:p>
                        </text:list-item>
                        <text:list-item>
                          <text:p text:style-name="P2">renvoyer longeur chaine + différence avec tableaux</text:p>
                        </text:list-item>
                        <text:list-item>
                          <text:p text:style-name="P2">vérifier égalité chaines</text:p>
                        </text:list-item>
                        <text:list-item>
                          <text:p text:style-name="P2">extraire un caractère d'un String</text:p>
                        </text:list-item>
                        <text:list-item>
                          <text:p text:style-name="P2">perso-HS : concaténer deux caractères dans un System.out.println</text:p>
                        </text:list-item>
                        <text:list-item>
                          <text:p text:style-name="P2">extraire une sous-chaîne (bornes comprises ?)</text:p>
                        </text:list-item>
                        <text:list-item>
                          <text:p text:style-name="P5">renvoyer la position d'un caractère dans un String</text:p>
                          <text:list>
                            <text:list-item>
                              <text:p text:style-name="P2">num premier</text:p>
                            </text:list-item>
                            <text:list-item>
                              <text:p text:style-name="P2">paramètre</text:p>
                            </text:list-item>
                            <text:list-item>
                              <text:p text:style-name="P2">renvoie quoi ?</text:p>
                            </text:list-item>
                            <text:list-item>
                              <text:p text:style-name="P2">2 méthodes + utilité d'en avoir deux</text:p>
                            </text:list-item>
                            <text:list-item>
                              <text:p text:style-name="P2">traitement si pas trouvé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des méthodes mathématiques</text:p>
                      <text:list>
                        <text:list-item>
                          <text:p text:style-name="P2">classe utilisée</text:p>
                        </text:list-item>
                        <text:list-item>
                          <text:p text:style-name="P2">présente dans quel package ?</text:p>
                        </text:list-item>
                        <text:list-item>
                          <text:p text:style-name="P2">quel type renvoient toutes les méthodes qu'on va voir ici ?</text:p>
                        </text:list-item>
                        <text:list-item>
                          <text:p text:style-name="P2">quelle sorte de méthodes sont considérées ici ? (qu'est ce qui peut les appeler ? via quoi les "invoquent" on ?)</text:p>
                        </text:list-item>
                        <text:list-item>
                          <text:p text:style-name="P2">sinus, cosinus, tangente, valeur absolue, puissance</text:p>
                        </text:list-item>
                      </text:list>
                    </text:list-item>
                  </text:list>
                </text:list-item>
                <text:list-item>
                  <text:p text:style-name="P5"><text:soft-page-break/>créer sa propre méthode</text:p>
                  <text:list>
                    <text:list-item>
                      <text:p text:style-name="P2">exemple : créer méthode qui tronque un nombre</text:p>
                    </text:list-item>
                    <text:list-item>
                      <text:p text:style-name="P2">contrainte sur méthodes appelées par méthode static</text:p>
                    </text:list-item>
                    <text:list-item>
                      <text:p text:style-name="P2">syntaxe création méthode</text:p>
                    </text:list-item>
                    <text:list-item>
                      <text:p text:style-name="P2">3 sortes de méthodes (relativement au retour)</text:p>
                    </text:list-item>
                    <text:list-item>
                      <text:p text:style-name="P2">où placer les méthodes ?</text:p>
                    </text:list-item>
                    <text:list-item>
                      <text:p text:style-name="P2">ex : créer méthode affichant tout élément d'un tableau</text:p>
                    </text:list-item>
                    <text:list-item>
                      <text:p text:style-name="P2">passer "n'importe quel" type en paramètre</text:p>
                    </text:list-item>
                  </text:list>
                </text:list-item>
                <text:list-item>
                  <text:p text:style-name="P5">la surcharge de méthode</text:p>
                  <text:list>
                    <text:list-item>
                      <text:p text:style-name="P2">qu'est ce que c'est et comment on fait ? + possibilité nombres para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POO</text:p>
          <text:list>
            <text:list-item>
              <text:p text:style-name="P5">première classe</text:p>
              <text:list>
                <text:list-item>
                  <text:p text:style-name="P5">structure de base</text:p>
                  <text:list>
                    <text:list-item>
                      <text:p text:style-name="P5">vocabulaire : équivalent type (1) et variable (2)</text:p>
                    </text:list-item>
                    <text:list-item>
                      <text:p text:style-name="P5">comment organiser le programme et les classes ? (point de vue fichiers)</text:p>
                    </text:list-item>
                    <text:list-item>
                      <text:p text:style-name="P5">méthode main dans chaque classe ? (attention : petite subtilité !!!)</text:p>
                    </text:list-item>
                    <text:list-item>
                      <text:p text:style-name="P5">encapsulation (2 + 2 persos) : noms chaque + signification</text:p>
                    </text:list-item>
                    <text:list-item>
                      <text:p text:style-name="P5">apparemment... Encapsulation par défaut si on met rien ? A vérifier</text:p>
                    </text:list-item>
                    <text:list-item>
                      <text:p text:style-name="P5">tout accepté sans préciser d'encapsulation ?</text:p>
                    </text:list-item>
                  </text:list>
                </text:list-item>
                <text:list-item>
                  <text:p text:style-name="P5">les constructeurs</text:p>
                  <text:list>
                    <text:list-item>
                      <text:p text:style-name="P5">grossièrement 3 types de variables</text:p>
                    </text:list-item>
                    <text:list-item>
                      <text:p text:style-name="P5">que fait un constructeur ?</text:p>
                    </text:list-item>
                    <text:list-item>
                      <text:p text:style-name="P5">constructeur sans paramètres</text:p>
                      <text:list>
                        <text:list-item>
                          <text:p text:style-name="P5">particularité paramétrique</text:p>
                        </text:list-item>
                        <text:list-item>
                          <text:p text:style-name="P5">qu'est ce qu'on est obligé de mettre dans le corps de ce constructeur ?</text:p>
                        </text:list-item>
                        <text:list-item>
                          <text:p text:style-name="P5">qu'est ce qu'il est conseillé d'y mettre ?</text:p>
                        </text:list-item>
                        <text:list-item>
                          <text:p text:style-name="P5">peut on rajouter des choses en plus ?</text:p>
                        </text:list-item>
                        <text:list-item>
                          <text:p text:style-name="P5">que se passe t-il si on ne met pas de constructeur sans paramètres ?</text:p>
                        </text:list-item>
                      </text:list>
                    </text:list-item>
                    <text:list-item>
                      <text:p text:style-name="P5">donner la syntaxe et l'expliquer brièvement</text:p>
                    </text:list-item>
                    <text:list-item>
                      <text:p text:style-name="P5">possibilité cohabitation plusieurs constructeurs ?</text:p>
                    </text:list-item>
                    <text:list-item>
                      <text:p text:style-name="P5">instancier cette classe dans le main grâce au constructeur créé</text:p>
                    </text:list-item>
                    <text:list-item>
                      <text:p text:style-name="P5">faire un constructeur paramétré</text:p>
                    </text:list-item>
                    <text:list-item>
                      <text:p text:style-name="P5">note : respecter l'ordre des paramètres lors de l'appel d'un constructeur paramétré !!!</text:p>
                    </text:list-item>
                    <text:list-item>
                      <text:p text:style-name="P5">protéger les attributs (empêcher n'importe qui de les modifier)</text:p>
                    </text:list-item>
                  </text:list>
                </text:list-item>
                <text:list-item>
                  <text:p text:style-name="P5">accesseurs et mutateurs</text:p>
                  <text:list>
                    <text:list-item>
                      <text:p text:style-name="P5">utilité</text:p>
                    </text:list-item>
                    <text:list-item>
                      <text:p text:style-name="P5">noms anglais pour les deux et convention de nommage</text:p>
                    </text:list-item>
                    <text:list-item>
                      <text:p text:style-name="P5">syntaxe, encapsulation, types retours et paramètres</text:p>
                    </text:list-item>
                    <text:list-item>
                      <text:p text:style-name="P5">faire un exemple de méthode private</text:p>
                    </text:list-item>
                    <text:list-item>
                      <text:p text:style-name="P5">appeler une méthode / attribut de l'instance courante (pour appeler la méthode private par exemple)</text:p>
                    </text:list-item>
                  </text:list>
                </text:list-item>
                <text:list-item>
                  <text:p text:style-name="P5">les attributs de classe</text:p>
                  <text:list>
                    <text:list-item>
                      <text:p text:style-name="P5">qu'est ce qu'un attribut de classe grossièrement ?</text:p>
                    </text:list-item>
                    <text:list-item>
                      <text:p text:style-name="P5">syntaxe déclaration attribut de classe</text:p>
                    </text:list-item>
                    <text:list-item>
                      <text:p text:style-name="P5">syntaxe déclaration accesseur sur attribut de classe</text:p>
                    </text:list-item>
                    <text:list-item>
                      <text:p text:style-name="P5">lien méthodes et utilisation d'attributs statics</text:p>
                      <text:list>
                        <text:list-item>
                          <text:p text:style-name="P5">règle plus générale</text:p>
                        </text:list-item>
                        <text:list-item>
                          <text:p text:style-name="P5">pourquoi ? (idée perso)</text:p>
                        </text:list-item>
                        <text:list-item>
                          <text:p text:style-name="P5"><text:soft-page-break/>nom de telles méthodes</text:p>
                        </text:list-item>
                      </text:list>
                    </text:list-item>
                  </text:list>
                </text:list-item>
                <text:list-item>
                  <text:p text:style-name="P5">le principe d'encapsulation</text:p>
                  <text:list>
                    <text:list-item>
                      <text:p text:style-name="P5">qu'est ce que c'est ?</text:p>
                    </text:list-item>
                    <text:list-item>
                      <text:p text:style-name="P5">utilités</text:p>
                    </text:list-item>
                    <text:list-item>
                      <text:p text:style-name="P5">utile surtout a qui ?</text:p>
                    </text:list-item>
                  </text:list>
                </text:list-item>
              </text:list>
            </text:list-item>
            <text:list-item>
              <text:p text:style-name="P5">l'héritage</text:p>
              <text:list>
                <text:list-item>
                  <text:p text:style-name="P5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1-07T20:13:44</dc:date>
    <dc:creator>yjfjyf jjku</dc:creator>
    <meta:editing-duration>P1DT10H10M12S</meta:editing-duration>
    <meta:editing-cycles>327</meta:editing-cycles>
    <meta:document-statistic meta:table-count="0" meta:image-count="0" meta:object-count="0" meta:page-count="7" meta:paragraph-count="293" meta:word-count="2086" meta:character-count="11395"/>
  </office:meta>
</office:document-meta>
</file>